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ef" svg:font-family="Alef" style:font-pitch="variable"/>
    <style:font-face style:name="Amiri" svg:font-family="Amiri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847cm" svg:stroke-color="#3465a4" draw:marker-start-width="1.464cm" draw:marker-end-width="1.464cm" svg:stroke-opacity="100%" draw:fill="solid" draw:fill-color="#acb20c" draw:textarea-horizontal-align="justify" draw:textarea-vertical-align="middle" draw:auto-grow-height="false" fo:min-height="3.857cm" fo:min-width="3.831cm" fo:padding-top="0.542cm" fo:padding-bottom="0.542cm" fo:padding-left="0.667cm" fo:padding-right="0.667cm" draw:shadow="visible" draw:shadow-offset-x="0.247cm" draw:shadow-offset-y="0.247cm" draw:shadow-color="#383d3c" draw:shadow-opacity="99%" loext:shadow-blur="0.247cm"/>
      <style:paragraph-properties style:writing-mode="lr-tb"/>
    </style:style>
    <style:style style:name="gr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3.878cm" fo:min-width="4.897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044cm" fo:min-width="0.012cm" draw:shadow="visible" draw:shadow-offset-x="0.071cm" draw:shadow-offset-y="0.071cm" loext:shadow-blur="0.106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044cm" fo:min-width="0.012cm" draw:shadow="visible" draw:shadow-offset-x="0.035cm" draw:shadow-offset-y="0.035cm" loext:shadow-blur="0.071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loext:graphic-properties draw:fill="solid" draw:fill-color="#acb20c"/>
      <style:paragraph-properties fo:text-align="center"/>
      <style:text-properties style:font-name="Alef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style:font-name="Amiri" fo:font-size="96pt" fo:letter-spacing="0.15cm" fo:font-style="normal" fo:text-shadow="1pt 1pt" fo:font-weight="bold" style:font-size-asian="96pt" style:font-style-asian="normal" style:font-weight-asian="bold" style:font-size-complex="96pt" style:font-style-complex="normal" style:font-weight-complex="bold"/>
    </style:style>
    <style:style style:name="P4" style:family="paragraph">
      <loext:graphic-properties draw:fill="none"/>
      <style:paragraph-properties fo:text-align="center"/>
      <style:text-properties style:font-name="Amiri" fo:font-size="96pt" fo:letter-spacing="0.15cm" fo:font-style="normal" fo:text-shadow="1pt 1pt" fo:font-weight="bold" style:font-size-asian="96pt" style:font-style-asian="normal" style:font-weight-asian="bold" style:font-size-complex="96pt" style:font-style-complex="normal" style:font-weight-complex="bold"/>
    </style:style>
    <style:style style:name="P5" style:family="paragraph">
      <loext:graphic-properties draw:fill-color="#eeeeee"/>
      <style:paragraph-properties fo:text-align="center"/>
    </style:style>
    <style:style style:name="T1" style:family="text">
      <style:text-properties style:font-name="Alef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Amiri" fo:font-size="96pt" fo:font-style="normal" fo:font-weight="bold" style:font-size-asian="96pt" style:font-style-asian="normal" style:font-weight-asian="bold" style:font-size-complex="9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03cm" svg:height="6.985cm" svg:x="10.307cm" svg:y="4.492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.397cm" svg:height="4.128cm" svg:x="12.405cm" svg:y="6.187cm">
          <text:p text:style-name="P3"><text:span text:style-name="T2">D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023cm" svg:height="0.88cm" draw:transform="rotate (1.71653131933642) translate (12.829cm 5.15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023cm" svg:height="0.88cm" draw:transform="rotate (-1.3859659590087) translate (14.782cm 10.842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ef" svg:font-family="Alef" style:font-pitch="variable"/>
    <style:font-face style:name="Amiri" svg:font-family="Amiri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7T20:01:17.497000000</meta:creation-date>
    <dc:date>2023-12-17T20:23:55.837000000</dc:date>
    <meta:editing-duration>PT22M38S</meta:editing-duration>
    <meta:editing-cycles>2</meta:editing-cycles>
    <meta:generator>LibreOffice/7.5.4.2$Windows_X86_64 LibreOffice_project/36ccfdc35048b057fd9854c757a8b67ec53977b6</meta:generator>
    <meta:document-statistic meta:object-count="4"/>
  </office:meta>
</office:document-meta>
</file>